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collections import deque</text:p>
      <text:p text:style-name="Standard"/>
      <text:p text:style-name="Standard"># Maze</text:p>
      <text:p text:style-name="Standard"># 0 = free path, 1 = wall</text:p>
      <text:p text:style-name="Standard">maze = [</text:p>
      <text:p text:style-name="Standard"><text:s text:c="4"/>[1, 0, 1, 0, 0],</text:p>
      <text:p text:style-name="Standard"><text:s text:c="4"/>[1, 0, 0, 0, 0],</text:p>
      <text:p text:style-name="Standard"><text:s text:c="4"/>[0, 0, 0, 1, 0],</text:p>
      <text:p text:style-name="Standard"><text:s text:c="4"/>[1, 0, 0, 0, 1],</text:p>
      <text:p text:style-name="Standard"><text:s text:c="4"/>[0, 0, 1, 0, 0]</text:p>
      <text:p text:style-name="Standard">]</text:p>
      <text:p text:style-name="Standard"/>
      <text:p text:style-name="Standard">start = (0, 0) <text:s/># Start point (row, col)</text:p>
      <text:p text:style-name="Standard">goal = (0, 4) <text:s text:c="2"/># Goal point (row, col)</text:p>
      <text:p text:style-name="Standard"/>
      <text:p text:style-name="Standard"># 4 directions: up, down, left, right</text:p>
      <text:p text:style-name="Standard">directions = [(-1, 0), (1, 0), (0, -1), (0, 1)]</text:p>
      <text:p text:style-name="Standard"/>
      <text:p text:style-name="Standard">def bfs(start, goal):</text:p>
      <text:p text:style-name="Standard"><text:s text:c="4"/>queue = deque([start]) <text:s text:c="7"/># places to visit</text:p>
      <text:p text:style-name="Standard"><text:s text:c="4"/>visited = set([start]) <text:s text:c="7"/># visited places</text:p>
      <text:p text:style-name="Standard"><text:s text:c="4"/>parent = {start: None} <text:s text:c="7"/># to trace back the path</text:p>
      <text:p text:style-name="Standard"/>
      <text:p text:style-name="Standard"><text:s text:c="4"/>while queue:</text:p>
      <text:p text:style-name="Standard"><text:s text:c="8"/>r, c = queue.popleft()</text:p>
      <text:p text:style-name="Standard"/>
      <text:p text:style-name="Standard"><text:s text:c="8"/># Stop if we reach the goal</text:p>
      <text:p text:style-name="Standard"><text:s text:c="8"/>if (r, c) == goal:</text:p>
      <text:p text:style-name="Standard"><text:s text:c="12"/>break</text:p>
      <text:p text:style-name="Standard"/>
      <text:p text:style-name="Standard"><text:s text:c="8"/>for dr, dc in directions:</text:p>
      <text:p text:style-name="Standard"><text:s text:c="12"/>nr, nc = r + dr, c + dc</text:p>
      <text:p text:style-name="Standard"><text:s text:c="12"/>if 0 &lt;= nr &lt; len(maze) and 0 &lt;= nc &lt; len(maze[0]):</text:p>
      <text:p text:style-name="Standard"><text:s text:c="16"/>if maze[nr][nc] == 0 and (nr, nc) not in visited:</text:p>
      <text:p text:style-name="Standard"><text:s text:c="20"/>queue.append((nr, nc))</text:p>
      <text:p text:style-name="Standard"><text:s text:c="20"/>visited.add((nr, nc))</text:p>
      <text:p text:style-name="Standard"><text:s text:c="20"/>parent[(nr, nc)] = (r, c)</text:p>
      <text:p text:style-name="Standard"/>
      <text:p text:style-name="Standard"><text:s text:c="4"/># Build the path</text:p>
      <text:p text:style-name="Standard"><text:s text:c="4"/>path = []</text:p>
      <text:p text:style-name="Standard"><text:s text:c="4"/>node = goal</text:p>
      <text:p text:style-name="Standard"><text:s text:c="4"/>while node is not None:</text:p>
      <text:p text:style-name="Standard"><text:s text:c="8"/>path.append(node)</text:p>
      <text:p text:style-name="Standard"><text:s text:c="8"/>node = parent.get(node)</text:p>
      <text:p text:style-name="Standard"/>
      <text:p text:style-name="Standard"><text:s text:c="4"/>path.reverse()</text:p>
      <text:p text:style-name="Standard"/>
      <text:p text:style-name="Standard"><text:s text:c="4"/># If path exists, return it</text:p>
      <text:p text:style-name="Standard"><text:s text:c="4"/>if path and path[0] == start:</text:p>
      <text:p text:style-name="Standard"><text:s text:c="8"/>return path</text:p>
      <text:p text:style-name="Standard"><text:s text:c="4"/>else:</text:p>
      <text:p text:style-name="Standard"><text:s text:c="8"/>return None</text:p>
      <text:p text:style-name="Standard"><text:soft-page-break/></text:p>
      <text:p text:style-name="Standard"># Run BFS</text:p>
      <text:p text:style-name="Standard">path = bfs(start, goal)</text:p>
      <text:p text:style-name="Standard"/>
      <text:p text:style-name="Standard"># Print Result</text:p>
      <text:p text:style-name="Standard">if path:</text:p>
      <text:p text:style-name="Standard"><text:s text:c="4"/>print("Path found:", path)</text:p>
      <text:p text:style-name="Standard">else:</text:p>
      <text:p text:style-name="Standard"><text:s text:c="4"/>print("Path not found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19:43:05.331396547</meta:creation-date>
    <dc:date>2025-11-08T19:46:32.217240626</dc:date>
    <meta:editing-duration>PT3M28S</meta:editing-duration>
    <meta:editing-cycles>1</meta:editing-cycles>
    <meta:document-statistic meta:table-count="0" meta:image-count="0" meta:object-count="0" meta:page-count="2" meta:paragraph-count="49" meta:word-count="224" meta:character-count="1334" meta:non-whitespace-character-count="883"/>
    <meta:generator>LibreOffice/6.0.7.3$Linux_x86 LibreOffice_project/00m0$Build-3</meta:generator>
  </office:meta>
</office:document-meta>
</file>